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Susan Sarabia</text:p>
      <text:p text:style-name="P1"/>
      <text:p text:style-name="P1">Projekt: Blogie</text:p>
      <text:p text:style-name="P1">RIA-10-C3L</text:p>
      <text:p text:style-name="P1"/>
      <text:p text:style-name="P1">Vilka delar var svårast att lösa? Hur löste ni dem? Välj ut 2-3 stycken.</text:p>
      <text:p text:style-name="P1"/>
      <text:p text:style-name="P1">The most difficult part were block 9 and 10 of the syfte. They were difficult to me because I did not have enough time to properly learn javascript and i found javascript more difficult than php. To be able to do these blocks I turn into reading and doing many tutorials on the internet. After some time I was able to implement those tutorials into the necessary things to do my work.</text:p>
      <text:p text:style-name="P1"/>
      <text:p text:style-name="P1">Hur fungerade gruppsamarbetet?</text:p>
      <text:p text:style-name="P1"/>
      <text:p text:style-name="P1">It was not good at the beginning of the project. We both just went around doing our own thing and had little communication. It was also difficult because we think and do things very differently, but after some time, we got our act together and we started focusing on the task at hand. I think it worked out well.</text:p>
      <text:p text:style-name="P1"/>
      <text:p text:style-name="P1">Vad kunde ni gjort bättre?</text:p>
      <text:p text:style-name="P1"/>
      <text:p text:style-name="P1">I think the planning was poor. If we would have designed the project well from the beginning, and divided the project properly, we would have had time to complete even the VG part of the assignment.</text:p>
      <text:p text:style-name="P1"/>
      <text:p text:style-name="P1">Vad är ni mest nöjda med?</text:p>
      <text:p text:style-name="P1"/>
      <text:p text:style-name="P1">I am very pleased with everything I learned from this project and I considerer this to be an ongoing project, where I will put more time to make it better and to make it part of my portfol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2</meta:generator>
  </office:meta>
</office:document-meta>
</file>